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0.852cm"/>
    </style:style>
    <style:style style:name="co4" style:family="table-column">
      <style:table-column-properties fo:break-before="auto" style:column-width="0.8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LFSR_7" table:style-name="ta1">
        <table:table-column table:style-name="co1" table:default-cell-style-name="Default"/>
        <table:table-column table:style-name="co2" table:number-columns-repeated="109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8" table:default-cell-style-name="ce1"/>
        <table:table-column table:style-name="co2" table:number-columns-repeated="8" table:default-cell-style-name="ce1"/>
        <table:table-row table:style-name="ro1">
          <table:table-cell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number-columns-repeated="126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01" calcext:value-type="float">
            <text:p>1000001</text:p>
          </table:table-cell>
          <table:table-cell table:number-columns-repeated="127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00010" calcext:value-type="float">
            <text:p>1000010</text:p>
          </table:table-cell>
          <table:table-cell table:number-columns-repeated="6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00011" calcext:value-type="float">
            <text:p>100001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100" calcext:value-type="float">
            <text:p>1000100</text:p>
          </table:table-cell>
          <table:table-cell table:number-columns-repeated="127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00101" calcext:value-type="float">
            <text:p>1000101</text:p>
          </table:table-cell>
          <table:table-cell table:number-columns-repeated="17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110" calcext:value-type="float">
            <text:p>100011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111" calcext:value-type="float">
            <text:p>1000111</text:p>
          </table:table-cell>
          <table:table-cell table:number-columns-repeated="127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01000" calcext:value-type="float">
            <text:p>1001000</text:p>
          </table:table-cell>
          <table:table-cell table:number-columns-repeated="127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01001" calcext:value-type="float">
            <text:p>100100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010" calcext:value-type="float">
            <text:p>1001010</text:p>
          </table:table-cell>
          <table:table-cell table:number-columns-repeated="126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011" calcext:value-type="float">
            <text:p>1001011</text:p>
          </table:table-cell>
          <table:table-cell table:number-columns-repeated="6"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6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01100" calcext:value-type="float">
            <text:p>100110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101" calcext:value-type="float">
            <text:p>1001101</text:p>
          </table:table-cell>
          <table:table-cell table:number-columns-repeated="11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01110" calcext:value-type="float">
            <text:p>1001110</text:p>
          </table:table-cell>
          <table:table-cell table:number-columns-repeated="127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01111" calcext:value-type="float">
            <text:p>1001111</text:p>
          </table:table-cell>
          <table:table-cell table:number-columns-repeated="126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000" calcext:value-type="float">
            <text:p>1010000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10001" calcext:value-type="float">
            <text:p>1010001</text:p>
          </table:table-cell>
          <table:table-cell table:number-columns-repeated="126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010" calcext:value-type="float">
            <text:p>10100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011" calcext:value-type="float">
            <text:p>1010011</text:p>
          </table:table-cell>
          <table:table-cell table:number-columns-repeated="127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10100" calcext:value-type="float">
            <text:p>1010100</text:p>
          </table:table-cell>
          <table:table-cell table:number-columns-repeated="126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101" calcext:value-type="float">
            <text:p>1010101</text:p>
          </table:table-cell>
          <table:table-cell table:number-columns-repeated="127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10110" calcext:value-type="float">
            <text:p>1010110</text:p>
          </table:table-cell>
          <table:table-cell table:number-columns-repeated="8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10111" calcext:value-type="float">
            <text:p>1010111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000" calcext:value-type="float">
            <text:p>1011000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001" calcext:value-type="float">
            <text:p>101100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11010" calcext:value-type="float">
            <text:p>1011010</text:p>
          </table:table-cell>
          <table:table-cell table:number-columns-repeated="14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105" calcext:value-type="float">
            <text:p>10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10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11011" calcext:value-type="float">
            <text:p>1011011</text:p>
          </table:table-cell>
          <table:table-cell table:number-columns-repeated="126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100" calcext:value-type="float">
            <text:p>1011100</text:p>
          </table:table-cell>
          <table:table-cell table:number-columns-repeated="127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11101" calcext:value-type="float">
            <text:p>1011101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110" calcext:value-type="float">
            <text:p>1011110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111" calcext:value-type="float">
            <text:p>1011111</text:p>
          </table:table-cell>
          <table:table-cell table:number-columns-repeated="127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table:number-columns-repeated="127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100001" calcext:value-type="float">
            <text:p>110000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010" calcext:value-type="float">
            <text:p>1100010</text:p>
          </table:table-cell>
          <table:table-cell table:number-columns-repeated="126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011" calcext:value-type="float">
            <text:p>1100011</text:p>
          </table:table-cell>
          <table:table-cell table:number-columns-repeated="8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100100" calcext:value-type="float">
            <text:p>1100100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101" calcext:value-type="float">
            <text:p>1100101</text:p>
          </table:table-cell>
          <table:table-cell table:number-columns-repeated="127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100110" calcext:value-type="float">
            <text:p>1100110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100111" calcext:value-type="float">
            <text:p>1100111</text:p>
          </table:table-cell>
          <table:table-cell table:number-columns-repeated="1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000" calcext:value-type="float">
            <text:p>1101000</text:p>
          </table:table-cell>
          <table:table-cell table:number-columns-repeated="17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001" calcext:value-type="float">
            <text:p>1101001</text:p>
          </table:table-cell>
          <table:table-cell table:number-columns-repeated="127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101010" calcext:value-type="float">
            <text:p>1101010</text:p>
          </table:table-cell>
          <table:table-cell table:number-columns-repeated="127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101011" calcext:value-type="float">
            <text:p>110101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100" calcext:value-type="float">
            <text:p>1101100</text:p>
          </table:table-cell>
          <table:table-cell table:number-columns-repeated="11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01101" calcext:value-type="float">
            <text:p>1101101</text:p>
          </table:table-cell>
          <table:table-cell table:number-columns-repeated="126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110" calcext:value-type="float">
            <text:p>1101110</text:p>
          </table:table-cell>
          <table:table-cell table:number-columns-repeated="5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111" calcext:value-type="float">
            <text:p>110111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110000" calcext:value-type="float">
            <text:p>11100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001" calcext:value-type="float">
            <text:p>1110001</text:p>
          </table:table-cell>
          <table:table-cell table:number-columns-repeated="14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105" calcext:value-type="float">
            <text:p>10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110010" calcext:value-type="float">
            <text:p>1110010</text:p>
          </table:table-cell>
          <table:table-cell table:number-columns-repeated="127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110011" calcext:value-type="float">
            <text:p>1110011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100" calcext:value-type="float">
            <text:p>1110100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10101" calcext:value-type="float">
            <text:p>111010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110" calcext:value-type="float">
            <text:p>1110110</text:p>
          </table:table-cell>
          <table:table-cell table:number-columns-repeated="126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111" calcext:value-type="float">
            <text:p>1110111</text:p>
          </table:table-cell>
          <table:table-cell table:number-columns-repeated="127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111000" calcext:value-type="float">
            <text:p>1111000</text:p>
          </table:table-cell>
          <table:table-cell table:number-columns-repeated="127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111001" calcext:value-type="float">
            <text:p>1111001</text:p>
          </table:table-cell>
          <table:table-cell table:number-columns-repeated="10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1010" calcext:value-type="float">
            <text:p>111101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1011" calcext:value-type="float">
            <text:p>1111011</text:p>
          </table:table-cell>
          <table:table-cell table:number-columns-repeated="127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111100" calcext:value-type="float">
            <text:p>1111100</text:p>
          </table:table-cell>
          <table:table-cell table:number-columns-repeated="126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1101" calcext:value-type="float">
            <text:p>111110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111110" calcext:value-type="float">
            <text:p>1111110</text:p>
          </table:table-cell>
          <table:table-cell table:number-columns-repeated="127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111111" calcext:value-type="float">
            <text:p>1111111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calcext:conditional-formats>
          <calcext:conditional-format calcext:target-range-address="LFSR_7.B2:LFSR_7.DX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24T15:02:44.798000000</dc:date>
    <meta:editing-duration>PT27S</meta:editing-duration>
    <meta:editing-cycles>1</meta:editing-cycles>
    <meta:document-statistic meta:table-count="1" meta:cell-count="8320" meta:object-count="0"/>
    <meta:generator>LibreOffice/7.5.0.2$Windows_X86_64 LibreOffice_project/c0dd1bc3f1a385d110b88e26ece634da94921f58</meta:generator>
  </office:meta>
</office:document-meta>
</file>